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ff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513cm" svg:x="12.771cm" svg:y="1.227cm">
          <text:p text:style-name="P1"><text:span text:style-name="T1">АС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8.382cm" svg:height="2.032cm" svg:x="10.101cm" svg:y="5.769cm">
          <text:p text:style-name="P2">не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62cm" svg:height="1.905cm" svg:x="1.719cm" svg:y="5.769cm">
          <text:p text:style-name="P2">Промышленные <text:s/>сферы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8.382cm" svg:height="2.54cm" svg:x="19.918cm" svg:y="5.769cm">
          <text:p text:style-name="P2">Научная сфера,</text:p>
          <text:p text:style-name="P2">Образовательная,</text:p>
          <text:p text:style-name="P2">культура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3cm" svg:height="1.381cm" svg:x="3.062cm" svg:y="8.763cm">
          <text:p text:style-name="P2">АСУО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953cm" svg:height="1.905cm" svg:x="3.063cm" svg:y="10.94cm">
          <text:p text:style-name="P2">АСУП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53cm" svg:height="1.905cm" svg:x="2.864cm" svg:y="13.665cm">
          <text:p text:style-name="P2">АСУ ТП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529cm" svg:y1="7.674cm" svg:x2="5.538cm" svg:y2="8.763cm" draw:start-shape="id1" draw:start-glue-point="2" draw:end-shape="id2" draw:end-glue-point="0" svg:d="m5529 7674v544h9v545" svg:viewBox="0 0 10 1090">
          <text:p/>
        </draw:connector>
        <draw:connector draw:style-name="gr4" draw:text-style-name="P2" draw:layer="layout" svg:x1="3.062cm" svg:y1="9.453cm" svg:x2="2.864cm" svg:y2="14.617cm" draw:start-shape="id2" draw:start-glue-point="3" draw:end-shape="id3" draw:end-glue-point="3" svg:d="m3062 9453h-700v5164h502" svg:viewBox="0 0 701 5165">
          <text:p/>
        </draw:connector>
        <draw:connector draw:style-name="gr4" draw:text-style-name="P2" draw:layer="layout" svg:x1="5.538cm" svg:y1="10.144cm" svg:x2="5.539cm" svg:y2="10.94cm" draw:start-shape="id2" draw:start-glue-point="2" draw:end-shape="id4" draw:end-glue-point="0" svg:d="m5538 10144v397h1v399" svg:viewBox="0 0 2 797">
          <text:p/>
        </draw:connector>
        <draw:custom-shape draw:style-name="gr5" draw:text-style-name="P2" xml:id="id6" draw:id="id6" draw:layer="layout" svg:width="6.096cm" svg:height="1.397cm" svg:x="11.625cm" svg:y="8.763cm">
          <text:p text:style-name="P2">АС на транспорте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096cm" svg:height="1.397cm" svg:x="11.625cm" svg:y="10.94cm">
          <text:p text:style-name="P2">АС в торговле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096cm" svg:height="1.397cm" svg:x="11.625cm" svg:y="13.473cm">
          <text:p text:style-name="P2">АС соц. сферы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6.096cm" svg:height="1.397cm" svg:x="11.625cm" svg:y="15.874cm">
          <text:p text:style-name="P2">АС банков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101cm" svg:y1="6.785cm" svg:x2="11.625cm" svg:y2="9.461cm" draw:start-shape="id5" draw:start-glue-point="3" draw:end-shape="id6" draw:end-glue-point="3" svg:d="m10101 6785h-501v2676h2025" svg:viewBox="0 0 2026 2677">
          <text:p/>
        </draw:connector>
        <draw:connector draw:style-name="gr4" draw:text-style-name="P2" draw:layer="layout" svg:x1="10.101cm" svg:y1="6.785cm" svg:x2="11.625cm" svg:y2="11.638cm" draw:start-shape="id5" draw:start-glue-point="3" draw:end-shape="id7" draw:end-glue-point="3" svg:d="m10101 6785h-501v4853h2025" svg:viewBox="0 0 2026 4854">
          <text:p/>
        </draw:connector>
        <draw:connector draw:style-name="gr4" draw:text-style-name="P2" draw:layer="layout" svg:x1="10.101cm" svg:y1="6.785cm" svg:x2="11.625cm" svg:y2="14.171cm" draw:start-shape="id5" draw:start-glue-point="3" draw:end-shape="id8" draw:end-glue-point="3" svg:d="m10101 6785h-501v7386h2025" svg:viewBox="0 0 2026 7387">
          <text:p/>
        </draw:connector>
        <draw:connector draw:style-name="gr4" draw:text-style-name="P2" draw:layer="layout" svg:x1="10.101cm" svg:y1="6.785cm" svg:x2="11.625cm" svg:y2="16.572cm" draw:start-shape="id5" draw:start-glue-point="3" draw:end-shape="id9" draw:end-glue-point="3" svg:d="m10101 6785h-501v9787h2025" svg:viewBox="0 0 2026 9788">
          <text:p/>
        </draw:connector>
        <draw:custom-shape draw:style-name="gr5" draw:text-style-name="P2" xml:id="id11" draw:id="id11" draw:layer="layout" svg:width="7.747cm" svg:height="1.524cm" svg:x="20.426cm" svg:y="8.763cm">
          <text:p text:style-name="P2">АС НИО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7.747cm" svg:height="1.524cm" svg:x="20.426cm" svg:y="12.64cm">
          <text:p text:style-name="P2">АСНИ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7.747cm" svg:height="1.524cm" svg:x="20.426cm" svg:y="10.94cm">
          <text:p text:style-name="P2">АС ВУЗов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7.747cm" svg:height="1.524cm" svg:x="20.427cm" svg:y="14.34cm">
          <text:p text:style-name="P2">САПР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7.747cm" svg:height="1.524cm" svg:x="20.428cm" svg:y="16.24cm">
          <text:p text:style-name="P2">Экспертные системы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7.747cm" svg:height="1.524cm" svg:x="20.429cm" svg:y="17.94cm">
          <text:p text:style-name="P2">АС библиотек и музеев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9.918cm" svg:y1="7.039cm" svg:x2="20.426cm" svg:y2="9.525cm" draw:start-shape="id10" draw:start-glue-point="3" draw:end-shape="id11" svg:d="m19918 7039h-501v2486h1009" svg:viewBox="0 0 1010 2487">
          <text:p/>
        </draw:connector>
        <draw:connector draw:style-name="gr4" draw:text-style-name="P2" draw:layer="layout" svg:x1="19.918cm" svg:y1="7.039cm" svg:x2="20.426cm" svg:y2="11.702cm" draw:start-shape="id10" draw:start-glue-point="3" draw:end-shape="id12" svg:d="m19918 7039h-501v4663h1009" svg:viewBox="0 0 1010 4664">
          <text:p/>
        </draw:connector>
        <draw:connector draw:style-name="gr4" draw:text-style-name="P2" draw:layer="layout" svg:x1="19.918cm" svg:y1="7.039cm" svg:x2="20.426cm" svg:y2="13.402cm" draw:start-shape="id10" draw:start-glue-point="3" draw:end-shape="id13" draw:end-glue-point="3" svg:d="m19918 7039h-501v6363h1009" svg:viewBox="0 0 1010 6364">
          <text:p/>
        </draw:connector>
        <draw:connector draw:style-name="gr4" draw:text-style-name="P2" draw:layer="layout" svg:x1="19.918cm" svg:y1="7.039cm" svg:x2="20.427cm" svg:y2="15.102cm" draw:start-shape="id10" draw:start-glue-point="3" draw:end-shape="id14" draw:end-glue-point="3" svg:d="m19918 7039h-501v8063h1010" svg:viewBox="0 0 1011 8064">
          <text:p/>
        </draw:connector>
        <draw:connector draw:style-name="gr4" draw:text-style-name="P2" draw:layer="layout" svg:x1="19.918cm" svg:y1="7.039cm" svg:x2="20.428cm" svg:y2="17.002cm" draw:start-shape="id10" draw:start-glue-point="3" draw:end-shape="id15" draw:end-glue-point="3" svg:d="m19918 7039h-501v9963h1011" svg:viewBox="0 0 1012 9964">
          <text:p/>
        </draw:connector>
        <draw:connector draw:style-name="gr4" draw:text-style-name="P2" draw:layer="layout" svg:x1="19.918cm" svg:y1="7.039cm" svg:x2="20.429cm" svg:y2="18.702cm" draw:start-shape="id10" draw:start-glue-point="3" draw:end-shape="id16" draw:end-glue-point="3" svg:d="m19918 7039h-501v11663h1012" svg:viewBox="0 0 1013 116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09:44:57.342657576</meta:creation-date>
    <dc:date>2014-03-12T10:00:29.688624802</dc:date>
    <meta:editing-duration>PT8M2S</meta:editing-duration>
    <meta:editing-cycles>2</meta:editing-cycles>
    <meta:generator>LibreOffice/4.1.3.2$Linux_X86_64 LibreOffice_project/410m0$Build-2</meta:generator>
    <meta:document-statistic meta:object-count="30"/>
  </office:meta>
</office:document-meta>
</file>